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249cm" fo:margin-left="-0.123cm" style:page-number="auto" table:align="left" style:writing-mode="lr-tb"/>
    </style:style>
    <style:style style:name="Tableau1.A" style:family="table-column">
      <style:table-column-properties style:column-width="8.1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text-properties style:font-name="Arial" fo:font-size="12pt" style:font-size-asian="12pt" style:font-name-complex="Arial"/>
    </style:style>
    <style:style style:name="P2" style:family="paragraph" style:parent-style-name="Header">
      <style:text-properties style:font-name="Arial" fo:font-size="12pt" officeooo:rsid="0023191c" officeooo:paragraph-rsid="0023191c" style:font-size-asian="12pt" style:font-name-complex="Arial"/>
    </style:style>
    <style:style style:name="P3" style:family="paragraph" style:parent-style-name="Header">
      <style:text-properties style:font-name="Arial" fo:font-size="12pt" officeooo:rsid="001e8f33" officeooo:paragraph-rsid="001e8f33" style:font-size-asian="12pt" style:font-name-complex="Arial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12pt" style:font-size-asian="12pt" style:font-name-complex="Arial"/>
    </style:style>
    <style:style style:name="P7" style:family="paragraph" style:parent-style-name="Standard">
      <style:text-properties style:font-name="Arial" fo:font-size="12pt" officeooo:rsid="0023191c" officeooo:paragraph-rsid="0023191c" style:font-size-asian="12pt" style:font-name-complex="Ari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officeooo:rsid="0023349d" officeooo:paragraph-rsid="0023349d" style:font-size-asian="12pt" style:font-name-complex="Arial"/>
    </style:style>
    <style:style style:name="P9" style:family="paragraph" style:parent-style-name="Standard">
      <style:text-properties style:font-name="Arial" fo:font-size="12pt" officeooo:rsid="0024d3d5" officeooo:paragraph-rsid="0024d3d5" style:font-size-asian="12pt" style:font-name-complex="Ari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officeooo:rsid="0024d3d5" officeooo:paragraph-rsid="0024d3d5" style:font-size-asian="12pt" style:font-name-complex="Ari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officeooo:rsid="0025cb92" officeooo:paragraph-rsid="0025cb92" style:font-size-asian="12pt" style:font-name-complex="Arial"/>
    </style:style>
    <style:style style:name="P12" style:family="paragraph" style:parent-style-name="Standard">
      <style:paragraph-properties fo:margin-left="6.244cm" fo:margin-right="0cm" fo:text-indent="1.249cm" style:auto-text-indent="false"/>
      <style:text-properties style:font-name="Arial" fo:font-size="12pt" style:font-size-asian="12pt" style:font-name-complex="Arial"/>
    </style:style>
    <style:style style:name="P13" style:family="paragraph" style:parent-style-name="Standard">
      <style:text-properties style:font-name="Arial" fo:font-size="12pt" officeooo:rsid="0023191c" officeooo:paragraph-rsid="0023191c" style:font-size-asian="12pt" style:font-name-complex="Arial"/>
    </style:style>
    <style:style style:name="P14" style:family="paragraph" style:parent-style-name="Header">
      <style:text-properties style:font-name="Arial" fo:font-size="12pt" officeooo:rsid="0023191c" officeooo:paragraph-rsid="0023191c" style:font-size-asian="12pt" style:font-name-complex="Arial"/>
    </style:style>
    <style:style style:name="T1" style:family="text">
      <style:text-properties officeooo:rsid="001e8f33"/>
    </style:style>
    <style:style style:name="T2" style:family="text">
      <style:text-properties officeooo:rsid="0023191c"/>
    </style:style>
    <style:style style:name="T3" style:family="text">
      <style:text-properties style:font-name="Arial" fo:font-size="12pt" style:font-size-asian="12pt" style:font-name-complex="Arial"/>
    </style:style>
    <style:style style:name="T4" style:family="text">
      <style:text-properties officeooo:rsid="0023349d"/>
    </style:style>
    <style:style style:name="T5" style:family="text">
      <style:text-properties officeooo:rsid="0024d3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Monsieur le Directeur du service</text:p>
            <text:p text:style-name="P7">Division des affaires Juridiques et du Contentieux</text:p>
            <text:p text:style-name="P7">2 rue du Général Margueritte</text:p>
            <text:p text:style-name="P7">CS 13513</text:p>
            <text:p text:style-name="P7">44035 Nantes Cedex 1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5"/>
            <text:p text:style-name="P5"/>
            <text:p text:style-name="P5"/>
            <text:p text:style-name="P5">Objet : <text:span text:style-name="T2">Demande d’avis de délivrer des reçus fiscaux</text:span></text:p>
            <text:p text:style-name="P7">Dossier traité par Marie-Sarah Laroche – Responsable Juridique A3C Presqu’île</text:p>
            <text:p text:style-name="P5"/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>M<text:span text:style-name="T4">adame, Monsieur</text:span>,</text:p>
      <text:p text:style-name="P5"/>
      <text:p text:style-name="P9"/>
      <text:p text:style-name="P10">Selon les dispositions légales en vigueur prévues à l’article L. 80C du livre des procédures fiscales, il est prévu la possibilité d’obtenir le positionnement de l’administration sur une question d’ordre fiscal.</text:p>
      <text:p text:style-name="P10"/>
      <text:p text:style-name="P8">Par la présente, en tant que Président de l’association A3C Presqu’île, <text:span text:style-name="T5">je vous demande de bien vouloir répondre à la question suivante : l’association A3C Presqu’île remplit-elle les conditions nécessaires afin de délivrer des reçus fiscaux ?</text:span></text:p>
      <text:p text:style-name="P11"/>
      <text:p text:style-name="P11">Vous trouverez ci-joint le questionnaire dûment rempli, ainsi qu’une annexe.</text:p>
      <text:p text:style-name="P8"/>
      <text:p text:style-name="P8">Dans l’attente de votre réponse, je vous prie d’agréer, Madame, Monsieur, l’expression de mes salutations distinguées.</text:p>
      <text:p text:style-name="P5"><text:s/></text:p>
      <text:p text:style-name="P5"/>
      <text:p text:style-name="P5"/>
      <text:p text:style-name="P12"/>
      <text:p text:style-name="P12"/>
      <text:p text:style-name="P12">Ré<text:span text:style-name="T5">gis</text:span> LERUST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6.249cm" fo:margin-left="-0.123cm" table:align="left" style:writing-mode="lr-tb"/>
    </style:style>
    <style:style style:name="Tableau2.A" style:family="table-column">
      <style:table-column-properties style:column-width="8.1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text-properties style:font-name="Arial" fo:font-size="12pt" style:font-size-asian="12pt" style:font-name-complex="Arial"/>
    </style:style>
    <style:style style:name="MP2" style:family="paragraph" style:parent-style-name="Header">
      <style:text-properties style:font-name="Arial" fo:font-size="12pt" officeooo:rsid="0023191c" officeooo:paragraph-rsid="0023191c" style:font-size-asian="12pt" style:font-name-complex="Arial"/>
    </style:style>
    <style:style style:name="MP3" style:family="paragraph" style:parent-style-name="Header">
      <style:text-properties style:font-name="Arial" fo:font-size="12pt" officeooo:rsid="001e8f33" officeooo:paragraph-rsid="001e8f33" style:font-size-asian="12pt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officeooo:rsid="001e8f33"/>
    </style:style>
    <style:style style:name="MT2" style:family="text">
      <style:text-properties style:font-name="Arial" fo:font-size="12pt" style:font-size-asian="12pt" style:font-name-complex="Arial"/>
    </style:style>
    <style:page-layout style:name="Mpm1">
      <style:page-layout-properties fo:page-width="21.001cm" fo:page-height="29.7cm" style:num-format="1" style:print-orientation="portrait" fo:margin-top="1.27cm" fo:margin-bottom="2.5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1">Régis LERUSTE</text:p>
              <text:p text:style-name="MP2">Président de l’association A3C Presqu’île</text:p>
              <text:p text:style-name="MP3">1 rue du LANGUERNAIS</text:p>
              <text:p text:style-name="MP1">44<text:span text:style-name="MT1">350 St MOLF</text:span></text:p>
              <text:p text:style-name="MP2">06.71.28.39.36</text:p>
            </table:table-cell>
            <table:table-cell table:style-name="Tableau2.A1" office:value-type="string">
              <text:p text:style-name="MP4"><text:span text:style-name="MT2">Saint MOLF le </text:span><text:span text:style-name="MT2"><text:date style:data-style-name="N30" text:date-value="2020-07-13T10:39:32.202542843">13/07/2020</text:date></text:span></text:p>
            </table:table-cell>
          </table:table-row>
        </table:table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 AGRICOLE</dc:title>
    <meta:initial-creator>THOMSON</meta:initial-creator>
    <meta:creation-date>2012-07-13T16:51:00</meta:creation-date>
    <dc:date>2020-07-13T10:39:32.141930036</dc:date>
    <meta:print-date>2020-07-12T12:39:23.819467928</meta:print-date>
    <meta:editing-cycles>6</meta:editing-cycles>
    <meta:editing-duration>PT16M42S</meta:editing-duration>
    <meta:generator>LibreOffice/6.0.7.3$Linux_X86_64 LibreOffice_project/00m0$Build-3</meta:generator>
    <meta:document-statistic meta:table-count="2" meta:image-count="0" meta:object-count="0" meta:page-count="1" meta:paragraph-count="20" meta:word-count="158" meta:character-count="1071" meta:non-whitespace-character-count="930"/>
  </office:meta>
</office:document-meta>
</file>